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valeur</text:p>
          </table:table-cell>
          <table:table-cell office:value-type="string" calcext:value-type="string">
            <text:p>incertitude</text:p>
          </table:table-cell>
          <table:table-cell table:number-columns-repeated="14"/>
          <table:table-cell office:value-type="string" calcext:value-type="string">
            <text:p>V0</text:p>
          </table:table-cell>
          <table:table-cell office:value-type="float" office:value="-0.062" calcext:value-type="float">
            <text:p>-0,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805" calcext:value-type="float">
            <text:p>0,805</text:p>
          </table:table-cell>
          <table:table-cell office:value-type="float" office:value="0.02" calcext:value-type="float">
            <text:p>0,02</text:p>
          </table:table-cell>
          <table:table-cell table:number-columns-repeated="14"/>
          <table:table-cell office:value-type="string" calcext:value-type="string">
            <text:p>Vmax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f0_m</text:p>
          </table:table-cell>
          <table:table-cell table:formula="of:=[.T1]+[.B2]*([.T2]-[.T1])/([.S2]-[.S1])" office:value-type="float" office:value="976.603782735209" calcext:value-type="float">
            <text:p>976,603782735209</text:p>
          </table:table-cell>
          <table:table-cell table:formula="of:=[.C2]/[.B2]*[.B3]" office:value-type="float" office:value="24.2634480182661" calcext:value-type="float">
            <text:p>24,2634480182661</text:p>
          </table:table-cell>
          <table:table-cell table:number-columns-repeated="1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0.025" calcext:value-type="float">
            <text:p>2,50E-02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0.000001" calcext:value-type="float">
            <text:p>1,00E-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0_th</text:p>
          </table:table-cell>
          <table:table-cell table:formula="of:=1/SQRT([.B7]*[.B8])/(2*PI())" office:value-type="float" office:value="1006.58424208974" calcext:value-type="float">
            <text:p>1006,58424208974</text:p>
          </table:table-cell>
          <table:table-cell table:number-columns-repeated="18"/>
        </table:table-row>
      </table:table>
      <table:named-expressions/>
      <table:database-ranges>
        <table:database-range table:name="__Anonymous_DB__1" table:target-range-address="Sheet1.B2:Sheet1.C2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9T14:56:34.596325299</meta:creation-date>
    <dc:date>2022-06-09T18:31:37.847000000</dc:date>
    <meta:editing-duration>PT21M10S</meta:editing-duration>
    <meta:editing-cycles>4</meta:editing-cycles>
    <meta:generator>LibreOffice/6.3.5.2$Windows_X86_64 LibreOffice_project/dd0751754f11728f69b42ee2af66670068624673</meta:generator>
    <meta:document-statistic meta:table-count="1" meta:cell-count="20" meta:object-count="0"/>
  </office:meta>
</office:document-meta>
</file>